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2.63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62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267cm"/>
    </style:style>
    <style:style style:name="gr6" style:family="graphic" style:parent-style-name="standard">
      <style:graphic-properties draw:fill-color="#ff9900" draw:textarea-horizontal-align="justify" draw:textarea-vertical-align="middle" draw:auto-grow-height="false" fo:min-height="0.343cm" fo:min-width="1.255cm"/>
    </style:style>
    <style:style style:name="gr7" style:family="graphic" style:parent-style-name="standard">
      <style:graphic-properties draw:fill-color="#ff9900" draw:textarea-horizontal-align="justify" draw:textarea-vertical-align="middle" draw:auto-grow-height="false" fo:min-height="0.342cm" fo:min-width="1.25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0.189cm"/>
    </style:style>
    <style:style style:name="gr9" style:family="graphic" style:parent-style-name="standard">
      <style:graphic-properties draw:fill-color="#ff9900" draw:textarea-horizontal-align="justify" draw:textarea-vertical-align="middle" draw:auto-grow-height="false" fo:min-height="0.345cm" fo:min-width="1.255cm"/>
    </style:style>
    <style:style style:name="gr10" style:family="graphic" style:parent-style-name="standard">
      <style:graphic-properties draw:fill-color="#ff9900" draw:textarea-horizontal-align="justify" draw:textarea-vertical-align="middle" draw:auto-grow-height="false" fo:min-height="0.346cm" fo:min-width="1.255cm"/>
    </style:style>
    <style:style style:name="gr11" style:family="graphic" style:parent-style-name="standard">
      <style:graphic-properties draw:fill-color="#ff9900" draw:textarea-horizontal-align="justify" draw:textarea-vertical-align="middle" draw:auto-grow-height="false" fo:min-height="0.346cm" fo:min-width="1.25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9cm" fo:min-width="0.18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8cm" fo:min-width="0.189cm"/>
    </style:style>
    <style:style style:name="gr14" style:family="graphic" style:parent-style-name="standard">
      <style:graphic-properties draw:fill-color="#ff9900" draw:textarea-horizontal-align="justify" draw:textarea-vertical-align="middle" draw:auto-grow-height="false" fo:min-height="0.345cm" fo:min-width="1.25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9cm" fo:min-width="1.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FreeSans" fo:font-size="11pt" style:font-size-asian="11pt" style:font-size-complex="11pt"/>
    </style:style>
    <style:style style:name="P4" style:family="paragraph">
      <loext:graphic-properties draw:fill="none" draw:fill-color="#ffffff"/>
      <style:text-properties style:font-name="Courier New" fo:font-size="11pt" fo:font-weight="bold" style:font-size-asian="11pt" style:font-weight-asian="bold" style:font-size-complex="11pt" style:font-weight-complex="bold"/>
    </style:style>
    <style:style style:name="P5" style:family="paragraph">
      <loext:graphic-properties draw:fill-color="#ff9900"/>
      <style:paragraph-properties fo:text-align="center"/>
      <style:text-properties style:font-name="Courier New" fo:font-size="11pt" style:font-size-asian="11pt" style:font-size-complex="11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style:font-name="FreeSans" fo:font-size="11pt" style:font-size-asian="11pt" style:font-size-complex="11pt"/>
    </style:style>
    <style:style style:name="T2" style:family="text">
      <style:text-properties style:font-name="Courier New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Courier New" fo:font-size="11pt" style:font-size-asian="11pt" style:font-size-complex="11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7.956cm" svg:y1="5.343cm" svg:x2="11.934cm" svg:y2="5.557cm" draw:start-shape="id1" draw:start-glue-point="1" draw:end-shape="id2" draw:end-glue-point="2" svg:d="M7956 5343c2325 0 1936 358 2350 599s1628 366 1628-385" svg:viewBox="0 0 3979 786">
          <text:p/>
        </draw:connector>
        <draw:frame draw:style-name="gr2" draw:text-style-name="P3" draw:layer="layout" svg:width="3.131cm" svg:height="1.029cm" svg:x="5.103cm" svg:y="1.325cm">
          <draw:text-box>
            <text:p text:style-name="P2"><text:span text:style-name="T1">Variable names</text:span></text:p>
            <text:p text:style-name="P2"><text:span text:style-name="T1">&amp; atomic data</text:span></text:p>
          </draw:text-box>
        </draw:frame>
        <draw:frame draw:style-name="gr3" draw:text-style-name="P3" draw:layer="layout" svg:width="3.122cm" svg:height="0.64cm" svg:x="12.404cm" svg:y="1.526cm">
          <draw:text-box>
            <text:p text:style-name="P2"><text:span text:style-name="T1">Aggregate data</text:span></text:p>
          </draw:text-box>
        </draw:frame>
        <draw:line draw:style-name="gr4" draw:text-style-name="P1" draw:layer="layout" svg:x1="8.867cm" svg:y1="1.325cm" svg:x2="8.874cm" svg:y2="6.207cm">
          <text:p/>
        </draw:line>
        <draw:line draw:style-name="gr4" draw:text-style-name="P1" draw:layer="layout" svg:x1="4.449cm" svg:y1="2.468cm" svg:x2="18.431cm" svg:y2="2.466cm">
          <text:p/>
        </draw:line>
        <draw:frame draw:style-name="gr5" draw:text-style-name="P4" xml:id="id3" draw:id="id3" draw:layer="layout" svg:width="1.433cm" svg:height="0.696cm" svg:x="6.497cm" svg:y="3.434cm">
          <draw:text-box>
            <text:p><text:span text:style-name="T2">gpas</text:span></text:p>
          </draw:text-box>
        </draw:frame>
        <draw:connector draw:style-name="gr1" draw:text-style-name="P1" draw:layer="layout" draw:type="curve" svg:x1="7.93cm" svg:y1="3.782cm" svg:x2="11.932cm" svg:y2="3.191cm" draw:start-shape="id3" draw:start-glue-point="1" draw:end-shape="id4" draw:end-glue-point="0" svg:d="M7930 3782c2343 0 1952-547 2367-883s1635-461 1635 292" svg:viewBox="0 0 4003 1149">
          <text:p/>
        </draw:connector>
        <draw:custom-shape draw:style-name="gr6" draw:text-style-name="P5" xml:id="id4" draw:id="id4" draw:layer="layout" svg:width="1.755cm" svg:height="0.593cm" svg:x="11.055cm" svg:y="3.191cm">
          <text:p text:style-name="P2"><text:span text:style-name="T3">1.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1.755cm" svg:height="0.593cm" svg:x="11.055cm" svg:y="3.778cm">
          <text:p text:style-name="P2"><text:span text:style-name="T3">2.8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1.753cm" svg:height="0.592cm" svg:x="11.057cm" svg:y="4.366cm">
          <text:p text:style-name="P2"><text:span text:style-name="T3">3.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0.532cm" svg:height="0.725cm" svg:x="10.437cm" svg:y="3.167cm">
          <draw:text-box>
            <text:p><text:span text:style-name="T4">0</text:span></text:p>
          </draw:text-box>
        </draw:frame>
        <draw:frame draw:style-name="gr8" draw:text-style-name="P6" draw:layer="layout" svg:width="0.533cm" svg:height="0.725cm" svg:x="10.436cm" svg:y="3.794cm">
          <draw:text-box>
            <text:p><text:span text:style-name="T4">1</text:span></text:p>
          </draw:text-box>
        </draw:frame>
        <draw:frame draw:style-name="gr8" draw:text-style-name="P6" draw:layer="layout" svg:width="0.532cm" svg:height="0.725cm" svg:x="10.432cm" svg:y="4.409cm">
          <draw:text-box>
            <text:p><text:span text:style-name="T4">2</text:span></text:p>
          </draw:text-box>
        </draw:frame>
        <draw:custom-shape draw:style-name="gr7" draw:text-style-name="P5" xml:id="id2" draw:id="id2" draw:layer="layout" svg:width="1.753cm" svg:height="0.592cm" svg:x="11.058cm" svg:y="4.965cm">
          <text:p text:style-name="P2"><text:span text:style-name="T3">3.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0.531cm" svg:height="0.725cm" svg:x="10.433cm" svg:y="5.008cm">
          <draw:text-box>
            <text:p><text:span text:style-name="T4">3</text:span></text:p>
          </draw:text-box>
        </draw:frame>
        <draw:custom-shape draw:style-name="gr9" draw:text-style-name="P5" draw:layer="layout" svg:width="1.755cm" svg:height="0.595cm" svg:x="14.056cm" svg:y="3.438cm">
          <text:p text:style-name="P2"><text:span text:style-name="T3">2.8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755cm" svg:height="0.596cm" svg:x="14.056cm" svg:y="4.028cm">
          <text:p text:style-name="P2"><text:span text:style-name="T3">3.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1.753cm" svg:height="0.596cm" svg:x="14.058cm" svg:y="4.618cm">
          <text:p text:style-name="P2"><text:span text:style-name="T3">3.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6" draw:layer="layout" svg:width="0.532cm" svg:height="0.725cm" svg:x="13.438cm" svg:y="3.413cm">
          <draw:text-box>
            <text:p><text:span text:style-name="T4">0</text:span></text:p>
          </draw:text-box>
        </draw:frame>
        <draw:frame draw:style-name="gr13" draw:text-style-name="P6" draw:layer="layout" svg:width="0.533cm" svg:height="0.725cm" svg:x="13.437cm" svg:y="4.044cm">
          <draw:text-box>
            <text:p><text:span text:style-name="T4">1</text:span></text:p>
          </draw:text-box>
        </draw:frame>
        <draw:frame draw:style-name="gr12" draw:text-style-name="P6" draw:layer="layout" svg:width="0.532cm" svg:height="0.725cm" svg:x="13.433cm" svg:y="4.662cm">
          <draw:text-box>
            <text:p><text:span text:style-name="T4">2</text:span></text:p>
          </draw:text-box>
        </draw:frame>
        <draw:custom-shape draw:style-name="gr14" draw:text-style-name="P5" xml:id="id6" draw:id="id6" draw:layer="layout" svg:width="1.753cm" svg:height="0.595cm" svg:x="14.059cm" svg:y="5.221cm">
          <text:p text:style-name="P2"><text:span text:style-name="T3">1.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6" draw:layer="layout" svg:width="0.531cm" svg:height="0.725cm" svg:x="13.434cm" svg:y="5.264cm">
          <draw:text-box>
            <text:p><text:span text:style-name="T4">3</text:span></text:p>
          </draw:text-box>
        </draw:frame>
        <draw:frame draw:style-name="gr15" draw:text-style-name="P4" xml:id="id5" draw:id="id5" draw:layer="layout" svg:width="1.7cm" svg:height="0.696cm" svg:x="6.285cm" svg:y="4.234cm">
          <draw:text-box>
            <text:p><text:span text:style-name="T2">gpas2</text:span></text:p>
          </draw:text-box>
        </draw:frame>
        <draw:frame draw:style-name="gr5" draw:text-style-name="P4" xml:id="id1" draw:id="id1" draw:layer="layout" svg:width="1.666cm" svg:height="0.696cm" svg:x="6.29cm" svg:y="4.995cm">
          <draw:text-box>
            <text:p><text:span text:style-name="T2">gpas3</text:span></text:p>
          </draw:text-box>
        </draw:frame>
        <draw:connector draw:style-name="gr1" draw:text-style-name="P1" draw:layer="layout" draw:type="curve" draw:line-skew="-1.448cm" svg:x1="7.985cm" svg:y1="4.582cm" svg:x2="14.935cm" svg:y2="5.816cm" draw:start-shape="id5" draw:start-glue-point="1" draw:end-shape="id6" draw:end-glue-point="2" svg:d="M7985 4582c2382 0 1985 867 3127 1363s3823 621 3823-129" svg:viewBox="0 0 6951 176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20:37:43.113345926</meta:creation-date>
    <dc:date>2019-09-19T17:30:33.264822291</dc:date>
    <meta:editing-duration>PT2H13M43S</meta:editing-duration>
    <meta:editing-cycles>19</meta:editing-cycles>
    <meta:generator>LibreOffice/6.0.7.3$Linux_X86_64 LibreOffice_project/00m0$Build-3</meta:generator>
    <meta:document-statistic meta:object-count="26"/>
  </office:meta>
</office:document-meta>
</file>